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imetype" manifest:media-type="text/plai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-INF/manifest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 fo:text-align="justify"/>
      <style:text-properties fo:font-weight="bold" style:font-weight-asian="bold"/>
    </style:style>
    <style:style style:name="P2" style:parent-style-name="Standard" style:family="paragraph">
      <style:paragraph-properties fo:text-align="justify" fo:text-indent="0.3937in"/>
      <style:text-properties fo:font-weight="bold" style:font-weight-asian="bold"/>
    </style:style>
    <style:style style:name="P3" style:parent-style-name="Standard" style:family="paragraph">
      <style:paragraph-properties fo:text-align="justify" fo:text-indent="0.3937in"/>
      <style:text-properties fo:font-weight="bold" style:font-weight-asian="bold"/>
    </style:style>
    <style:style style:name="P4" style:parent-style-name="Textbodyindent" style:family="paragraph">
      <style:paragraph-properties fo:text-indent="0.3937in"/>
    </style:style>
    <style:style style:name="T5" style:parent-style-name="Fonteparág.padrão" style:family="text">
      <style:text-properties style:font-name="Times New Roman" fo:font-weight="bold" style:font-weight-asian="bold" fo:font-size="12pt" style:font-size-asian="12pt"/>
    </style:style>
    <style:style style:name="T6" style:parent-style-name="Fonteparág.padrão" style:family="text">
      <style:text-properties style:font-name="Times New Roman" fo:font-weight="bold" style:font-weight-asian="bold" fo:font-size="12pt" style:font-size-asian="12pt"/>
    </style:style>
    <style:style style:name="T7" style:parent-style-name="Fonteparág.padrão" style:family="text">
      <style:text-properties style:font-name="Times New Roman" fo:font-size="12pt" style:font-size-asian="12pt"/>
    </style:style>
    <style:style style:name="T8" style:parent-style-name="Fonteparág.padrão" style:family="text">
      <style:text-properties style:font-name="Times New Roman" fo:font-size="12pt" style:font-size-asian="12pt"/>
    </style:style>
    <style:style style:name="T9" style:parent-style-name="Fonteparág.padrão" style:family="text">
      <style:text-properties style:font-name="Times New Roman" fo:font-weight="bold" style:font-weight-asian="bold" fo:font-size="12pt" style:font-size-asian="12pt"/>
    </style:style>
    <style:style style:name="P10" style:parent-style-name="Textbodyindent" style:family="paragraph">
      <style:paragraph-properties fo:text-indent="0.3937in"/>
    </style:style>
    <style:style style:name="T11" style:parent-style-name="Fonteparág.padrão" style:family="text">
      <style:text-properties style:font-name="Times New Roman" fo:font-size="12pt" style:font-size-asian="12pt"/>
    </style:style>
    <style:style style:name="T12" style:parent-style-name="Fonteparág.padrão" style:family="text">
      <style:text-properties style:font-name="Times New Roman" fo:font-size="12pt" style:font-size-asian="12pt"/>
    </style:style>
    <style:style style:name="T13" style:parent-style-name="Fonteparág.padrão" style:family="text">
      <style:text-properties style:font-name="Times New Roman" fo:font-size="12pt" style:font-size-asian="12pt"/>
    </style:style>
    <style:style style:name="P14" style:parent-style-name="Textbodyindent" style:family="paragraph">
      <style:paragraph-properties fo:text-indent="0.3937in"/>
    </style:style>
    <style:style style:name="P15" style:parent-style-name="Textbodyindent" style:family="paragraph">
      <style:paragraph-properties fo:text-indent="0.3937in"/>
    </style:style>
    <style:style style:name="P16" style:parent-style-name="Textbodyindent" style:family="paragraph">
      <style:paragraph-properties fo:text-indent="0.3937in"/>
    </style:style>
    <style:style style:name="T17" style:parent-style-name="Fonteparág.padrão" style:family="text">
      <style:text-properties style:font-name="Times New Roman" fo:font-size="12pt" style:font-size-asian="12pt"/>
    </style:style>
    <style:style style:name="P18" style:parent-style-name="Textbodyindent" style:family="paragraph">
      <style:paragraph-properties fo:text-indent="0.3937in"/>
    </style:style>
    <style:style style:name="T19" style:parent-style-name="Fonteparág.padrão" style:family="text">
      <style:text-properties style:font-name="Times New Roman" fo:font-size="12pt" style:font-size-asian="12pt"/>
    </style:style>
    <style:style style:name="T20" style:parent-style-name="Fonteparág.padrão" style:family="text">
      <style:text-properties style:font-name="Times New Roman" fo:font-size="12pt" style:font-size-asian="12pt"/>
    </style:style>
    <style:style style:name="T21" style:parent-style-name="Fonteparág.padrão" style:family="text">
      <style:text-properties style:font-name="Times New Roman" fo:font-size="12pt" style:font-size-asian="12pt"/>
    </style:style>
    <style:style style:name="T22" style:parent-style-name="Fonteparág.padrão" style:family="text">
      <style:text-properties style:font-name="Times New Roman" fo:font-size="12pt" style:font-size-asian="12pt"/>
    </style:style>
    <style:style style:name="T23" style:parent-style-name="Fonteparág.padrão" style:family="text">
      <style:text-properties style:font-name="Times New Roman" fo:font-size="12pt" style:font-size-asian="12pt"/>
    </style:style>
    <style:style style:name="P24" style:parent-style-name="Textbodyindent" style:family="paragraph">
      <style:paragraph-properties fo:text-indent="0.3937in"/>
    </style:style>
    <style:style style:name="T25" style:parent-style-name="Fonteparág.padrão" style:family="text">
      <style:text-properties style:font-name="Times New Roman" fo:font-size="12pt" style:font-size-asian="12pt" fo:language="en" fo:country="US"/>
    </style:style>
    <style:style style:name="T26" style:parent-style-name="Fonteparág.padrão" style:family="text">
      <style:text-properties style:font-name="Times New Roman" fo:font-size="12pt" style:font-size-asian="12pt" fo:language="en" fo:country="US"/>
    </style:style>
    <style:style style:name="T27" style:parent-style-name="Fonteparág.padrão" style:family="text">
      <style:text-properties style:font-name="Times New Roman" fo:font-size="12pt" style:font-size-asian="12pt" fo:language="en" fo:country="US"/>
    </style:style>
    <style:style style:name="T28" style:parent-style-name="Fonteparág.padrão" style:family="text">
      <style:text-properties style:font-name="Times New Roman" fo:font-size="12pt" style:font-size-asian="12pt" fo:language="en" fo:country="US"/>
    </style:style>
    <style:style style:name="T29" style:parent-style-name="Fonteparág.padrão" style:family="text">
      <style:text-properties style:font-name="Times New Roman" fo:font-size="12pt" style:font-size-asian="12pt" fo:language="en" fo:country="US"/>
    </style:style>
    <style:style style:name="T30" style:parent-style-name="Fonteparág.padrão" style:family="text">
      <style:text-properties style:font-name="Times New Roman" fo:font-size="12pt" style:font-size-asian="12pt" fo:language="en" fo:country="US"/>
    </style:style>
    <style:style style:name="T31" style:parent-style-name="Fonteparág.padrão" style:family="text">
      <style:text-properties style:font-name="Times New Roman" fo:font-size="12pt" style:font-size-asian="12pt" fo:language="en" fo:country="US"/>
    </style:style>
    <style:style style:name="T32" style:parent-style-name="Fonteparág.padrão" style:family="text">
      <style:text-properties style:font-name="Times New Roman" fo:font-size="12pt" style:font-size-asian="12pt" fo:language="en" fo:country="US"/>
    </style:style>
    <style:style style:name="T33" style:parent-style-name="Fonteparág.padrão" style:family="text">
      <style:text-properties style:font-name="Times New Roman" fo:font-size="12pt" style:font-size-asian="12pt" fo:language="en" fo:country="US"/>
    </style:style>
    <style:style style:name="T34" style:parent-style-name="Fonteparág.padrão" style:family="text">
      <style:text-properties style:font-name="Times New Roman" fo:font-size="12pt" style:font-size-asian="12pt" fo:language="en" fo:country="US"/>
    </style:style>
    <style:style style:name="P35" style:parent-style-name="Textbodyindent" style:family="paragraph">
      <style:paragraph-properties fo:text-indent="0.3937in"/>
    </style:style>
    <style:style style:name="T36" style:parent-style-name="Fonteparág.padrão" style:family="text">
      <style:text-properties style:font-name="Times New Roman" fo:font-size="12pt" style:font-size-asian="12pt" fo:language="en" fo:country="US"/>
    </style:style>
    <style:style style:name="T37" style:parent-style-name="Fonteparág.padrão" style:family="text">
      <style:text-properties style:font-name="Times New Roman" fo:font-size="12pt" style:font-size-asian="12pt"/>
    </style:style>
    <style:style style:name="T38" style:parent-style-name="Fonteparág.padrão" style:family="text">
      <style:text-properties style:font-name="Times New Roman" fo:font-size="12pt" style:font-size-asian="12pt"/>
    </style:style>
    <style:style style:name="P39" style:parent-style-name="Textbodyindent" style:family="paragraph">
      <style:paragraph-properties fo:text-indent="0.3937in"/>
    </style:style>
    <style:style style:name="T40" style:parent-style-name="Fonteparág.padrão" style:family="text">
      <style:text-properties style:font-name="Times New Roman" fo:font-size="12pt" style:font-size-asian="12pt" fo:language="en" fo:country="US"/>
    </style:style>
    <style:style style:name="T41" style:parent-style-name="Fonteparág.padrão" style:family="text">
      <style:text-properties style:font-name="Times New Roman" fo:font-size="12pt" style:font-size-asian="12pt" fo:language="en" fo:country="US"/>
    </style:style>
    <style:style style:name="T42" style:parent-style-name="Fonteparág.padrão" style:family="text">
      <style:text-properties style:font-name="Times New Roman" fo:font-size="12pt" style:font-size-asian="12pt" fo:language="en" fo:country="US"/>
    </style:style>
    <style:style style:name="T43" style:parent-style-name="Fonteparág.padrão" style:family="text">
      <style:text-properties style:font-name="Times New Roman" fo:font-size="12pt" style:font-size-asian="12pt" fo:language="en" fo:country="US"/>
    </style:style>
    <style:style style:name="T44" style:parent-style-name="Fonteparág.padrão" style:family="text">
      <style:text-properties style:font-name="Times New Roman" fo:font-size="12pt" style:font-size-asian="12pt" fo:language="en" fo:country="US"/>
    </style:style>
    <style:style style:name="T45" style:parent-style-name="Fonteparág.padrão" style:family="text">
      <style:text-properties style:font-name="Times New Roman" fo:font-size="12pt" style:font-size-asian="12pt" fo:language="en" fo:country="US"/>
    </style:style>
    <style:style style:name="P46" style:parent-style-name="Textbodyindent" style:family="paragraph">
      <style:paragraph-properties fo:text-indent="0.3937in"/>
    </style:style>
    <style:style style:name="P47" style:parent-style-name="Textbodyindent" style:family="paragraph">
      <style:paragraph-properties fo:text-indent="0.3937in"/>
    </style:style>
    <style:style style:name="T48" style:parent-style-name="Fonteparág.padrão" style:family="text">
      <style:text-properties style:font-name="Times New Roman" fo:font-size="12pt" style:font-size-asian="12pt"/>
    </style:style>
    <style:style style:name="P49" style:parent-style-name="Textbodyindent" style:family="paragraph">
      <style:paragraph-properties fo:text-indent="0.3937in"/>
    </style:style>
    <style:style style:name="T50" style:parent-style-name="Fonteparág.padrão" style:family="text">
      <style:text-properties style:font-name="Times New Roman" fo:font-size="12pt" style:font-size-asian="12pt"/>
    </style:style>
    <style:style style:name="T51" style:parent-style-name="Fonteparág.padrão" style:family="text">
      <style:text-properties style:font-name="Times New Roman" fo:font-size="12pt" style:font-size-asian="12pt"/>
    </style:style>
    <style:style style:name="P52" style:parent-style-name="Textbodyindent" style:family="paragraph">
      <style:paragraph-properties fo:text-indent="0.3937in"/>
    </style:style>
    <style:style style:name="T53" style:parent-style-name="Fonteparág.padrão" style:family="text">
      <style:text-properties style:font-name="Times New Roman" fo:font-size="12pt" style:font-size-asian="12pt"/>
    </style:style>
    <style:style style:name="T54" style:parent-style-name="Fonteparág.padrão" style:family="text">
      <style:text-properties style:font-name="Times New Roman" fo:font-size="12pt" style:font-size-asian="12pt"/>
    </style:style>
    <style:style style:name="P55" style:parent-style-name="Textbodyindent" style:family="paragraph">
      <style:paragraph-properties fo:text-indent="0.3937in"/>
    </style:style>
    <style:style style:name="T56" style:parent-style-name="Fonteparág.padrão" style:family="text">
      <style:text-properties style:font-name="Times New Roman" fo:font-size="12pt" style:font-size-asian="12pt"/>
    </style:style>
    <style:style style:name="T57" style:parent-style-name="Fonteparág.padrão" style:family="text">
      <style:text-properties style:font-name="Times New Roman" fo:font-size="12pt" style:font-size-asian="12pt"/>
    </style:style>
    <style:style style:name="P58" style:parent-style-name="Textbodyindent" style:family="paragraph">
      <style:paragraph-properties fo:text-indent="0.3937in"/>
    </style:style>
    <style:style style:name="P59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60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61" style:parent-style-name="Textbodyindent" style:family="paragraph">
      <style:paragraph-properties fo:text-indent="0.3937in"/>
    </style:style>
    <style:style style:name="T62" style:parent-style-name="DefaultParagraphFont" style:family="text">
      <style:text-properties style:font-name="Times New Roman" fo:font-size="12pt" style:font-size-asian="12pt"/>
    </style:style>
    <style:style style:name="T63" style:parent-style-name="DefaultParagraphFont" style:family="text">
      <style:text-properties style:font-name="Times New Roman" fo:font-size="12pt" style:font-size-asian="12pt" fo:language="en" fo:country="US"/>
    </style:style>
    <style:style style:name="P64" style:parent-style-name="Textbodyindent" style:family="paragraph">
      <style:paragraph-properties fo:text-indent="0.3937in"/>
      <style:text-properties style:font-name="Times New Roman" fo:font-size="12pt" style:font-size-asian="12pt" fo:language="en" fo:country="US"/>
    </style:style>
    <style:style style:name="P65" style:parent-style-name="Textbodyindent" style:family="paragraph">
      <style:paragraph-properties fo:text-indent="0.3937in"/>
      <style:text-properties style:font-name="Times New Roman" fo:font-size="12pt" style:font-size-asian="12pt" fo:language="en" fo:country="US"/>
    </style:style>
    <style:style style:name="P66" style:parent-style-name="Textbodyindent" style:family="paragraph">
      <style:paragraph-properties fo:text-indent="0.3937in"/>
      <style:text-properties style:font-name="Times New Roman" fo:font-size="12pt" style:font-size-asian="12pt"/>
    </style:style>
    <style:style style:name="P67" style:parent-style-name="Textbodyindent" style:family="paragraph">
      <style:paragraph-properties fo:text-indent="0.3937in"/>
    </style:style>
    <style:style style:name="T68" style:parent-style-name="DefaultParagraphFont" style:family="text">
      <style:text-properties style:font-name="Times New Roman" fo:font-size="12pt" style:font-size-asian="12pt"/>
    </style:style>
  </office:automatic-styles>
  <office:body>
    <office:text text:use-soft-page-breaks="true">
      <text:p text:style-name="P1">Mini-Mundo 3</text:p>
      <text:p text:style-name="P2">Um Vídeo Clube deseja controlar o empréstimo de fitas a seus sócios. Atualmente o controle de empréstimo é feito utilizando dois conjuntos de fichas: o das informações dos<text:s/>sócios e o das informações das cópias, no qual se controla também os empréstimos. Nas fichas dos sócios constam as seguintes informações: número de inscrição, nome, endereço e telefone. Nas fichas das cópias estão registrados: código de identificação da fita, título do filme, duração, ano, gênero, nome do diretor e de 2 (dois) dos artistas principais, data de aquisição e o estado da fita (bom ou ruim), além de uma lista de empréstimos com número de inscrição do sócio, data do empréstimo, data da devolução<text:s/>e valor pago. Estes dois últimos são preenchidos quando a cópia é devolvida.</text:p>
      <text:p text:style-name="P3">Nesta locadora existem vários filmes com várias cópias, e cada cópia recebe uma etiqueta com um código, por exemplo: 5.315 (como se fosse o número do CONCINE, único para cada cópia original).</text:p>
      <text:p text:style-name="P4"><text:span text:style-name="T5">Um empréstim</text:span><?opendocument cursor-position?><text:span text:style-name="T6">o é valido por 72 horas no máximo e possui preço fixo</text:span><text:span text:style-name="T7">. A locadora pretende colocar terminais de consulta em sua loja, possibilitando seus sócios a escolha de filmes a partir do gênero, diretor ou dos artistas prediletos. Não é acei</text:span><text:span text:style-name="T8">ta reserva e todos os pagamentos são feitos no momento da devolução.<text:s/></text:span><text:span text:style-name="T9">Se o sócio atrasar a devolução deverá pagar multa.</text:span></text:p>
      <text:p text:style-name="P10"><text:span text:style-name="T11">A gerência deseja que o sistema forneça um relatório de todos os filmes que possui, informando a quantidade de cópias por filme, além de</text:span><text:span text:style-name="T12"><text:s/>relatórios de filmes por gênero, diretor e artista. Ela deseja também uma lista das cópias em mal estado e outra de sócios inadimplentes. Existe interesse em manter um controle sobre diretores e artistas com nome, país de origem e data de nascimento de ca</text:span><text:span text:style-name="T13">da um.</text:span></text:p>
      <text:p text:style-name="P14"/>
      <text:p text:style-name="P15"/>
      <text:p text:style-name="P16"><text:span text:style-name="T17">Objs</text:span></text:p>
      <text:p text:style-name="P18"><text:span text:style-name="T19"><text:s/>-</text:span><text:span text:style-name="T20">Socio</text:span><text:span text:style-name="T21">(</text:span><text:span text:style-name="T22">insc, nome, end, tel</text:span><text:span text:style-name="T23">)</text:span></text:p>
      <text:p text:style-name="P24"><text:span text:style-name="T25"><text:s/>-</text:span><text:span text:style-name="T26">Cp</text:span><text:span text:style-name="T27"><text:s/>(</text:span><text:span text:style-name="T28">id, tit, dur, ano, gen, dir,<text:s/></text:span><text:span text:style-name="T29">id_</text:span><text:span text:style-name="T30">art1,<text:s/></text:span><text:span text:style-name="T31">id_</text:span><text:span text:style-name="T32">art2,<text:s/></text:span><text:span text:style-name="T33">dt_</text:span><text:span text:style-name="T34">aq, estado, concine</text:span></text:p>
      <text:p text:style-name="P35"><text:span text:style-name="T36"><text:s/></text:span><text:span text:style-name="T37">[emprestimo: insc, dte, dtd, val]</text:span><text:span text:style-name="T38">)</text:span></text:p>
      <text:p text:style-name="P39"><text:span text:style-name="T40"><text:s/>-</text:span><text:span text:style-name="T41">Art</text:span><text:span text:style-name="T42"><text:s/>(</text:span><text:span text:style-name="T43">id,<text:s/></text:span><text:span text:style-name="T44">nom, pais, nasc</text:span><text:span text:style-name="T45">)</text:span></text:p>
      <text:p text:style-name="P46"/>
      <text:p text:style-name="P47"><text:span text:style-name="T48">Biz Rules</text:span></text:p>
      <text:p text:style-name="P49"><text:span text:style-name="T50"><text:s/>-</text:span><text:span text:style-name="T51">72h</text:span></text:p>
      <text:p text:style-name="P52"><text:span text:style-name="T53"><text:s/>-</text:span><text:span text:style-name="T54">Sem reserva</text:span></text:p>
      <text:p text:style-name="P55"><text:span text:style-name="T56"><text:s/>-</text:span><text:span text:style-name="T57">Pag. Dev.</text:span></text:p>
      <text:p text:style-name="P58"/>
      <text:p text:style-name="P59">Artefs</text:p>
      <text:p text:style-name="P60"><text:s/>-List filmes e qtd cp</text:p>
      <text:p text:style-name="P61"><text:span text:style-name="T62"><text:s/></text:span><text:span text:style-name="T63">-List gen</text:span></text:p>
      <text:p text:style-name="P64"><text:s/>-List dir</text:p>
      <text:p text:style-name="P65"><text:s/>-List art</text:p>
      <text:p text:style-name="P66"><text:s/>-List mal estado</text:p>
      <text:p text:style-name="P67"><text:span text:style-name="T68"><text:s/>-List inadimp.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>
  <office:font-face-decls>
    <style:font-face style:name="Times New Roman" svg:font-family="Times New Roman" style:font-family-generic="roman" style:font-pitch="variable" svg:panose-1="2 2 6 3 5 4 5 2 3 4"/>
    <style:font-face style:name="DejaVu Sans" svg:font-family="DejaVu Sans" style:font-family-generic="swiss" style:font-pitch="variable" svg:panose-1="2 11 6 3 3 8 4 2 2 4"/>
    <style:font-face style:name="Arial" svg:font-family="Arial" style:font-family-generic="swiss" style:font-pitch="variable" svg:panose-1="2 11 6 4 2 2 2 2 2 4"/>
    <style:font-face style:name="Cambria" svg:font-family="Cambria" style:font-family-generic="roman" style:font-pitch="variable" svg:panose-1="2 4 5 3 5 4 6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DejaVu Sans" style:font-name-complex="DejaVu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fo:text-shadow="non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pt" fo:country="BR" style:language-asian="pt" style:country-asian="BR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Fonteparág.padrão" style:display-name="Fonte parág. padrão" style:family="text"/>
    <style:style style:name="Standard" style:display-name="Standard" style:family="paragraph">
      <style:text-properties fo:hyphenate="false"/>
    </style:style>
    <style:style style:name="Título" style:display-name="Título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833in"/>
      <style:text-properties fo:hyphenate="false"/>
    </style:style>
    <style:style style:name="Subtítulo" style:display-name="Subtítulo" style:family="paragraph" style:parent-style-name="Título" style:next-style-name="Textbody">
      <style:paragraph-properties fo:text-align="center"/>
      <style:text-properties fo:font-style="italic" style:font-style-asian="italic" style:font-style-complex="italic" fo:hyphenate="false"/>
    </style:style>
    <style:style style:name="Lista" style:display-name="Lista" style:family="paragraph" style:parent-style-name="Textbody">
      <style:text-properties fo:hyphenate="false"/>
    </style:style>
    <style:style style:name="Legenda" style:display-name="Legenda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extbodyindent" style:display-name="Text body indent" style:family="paragraph" style:parent-style-name="Standard">
      <style:paragraph-properties fo:text-align="justify" fo:text-indent="0.4916in"/>
      <style:text-properties style:font-name="Arial" fo:font-size="11pt" style:font-size-asian="11pt" fo:hyphenate="false"/>
    </style:style>
    <style:style style:name="NumberingSymbols" style:display-name="Numbering Symbols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Word</meta:generator>
    <meta:initial-creator>keilaeguy</meta:initial-creator>
    <dc:creator>Alexandre Paiva</dc:creator>
    <meta:creation-date>2010-12-17T18:18:00Z</meta:creation-date>
    <dc:date>2011-02-26T14:53:00Z</dc:date>
    <meta:template xlink:href="Normal" xlink:type="simple"/>
    <meta:editing-cycles>3</meta:editing-cycles>
    <meta:editing-duration>PT5880S</meta:editing-duration>
    <meta:document-statistic meta:page-count="1" meta:paragraph-count="4" meta:word-count="319" meta:character-count="2041" meta:row-count="14" meta:non-whitespace-character-count="1726"/>
  </office:meta>
</office:document-meta>
</file>